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96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number-columns-repeated="59" table:default-cell-style-name="Default"/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oster.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rt_order</text:p>
          </table:table-cell>
          <table:table-cell table:style-name="ce2" office:value-type="string" calcext:value-type="string">
            <text:p>cost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Black Or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Fungus the Loon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The Black Gobbo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crappa Sorehead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ipper Bolgrot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Nobbla Blackwart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oblin Bruiser Lineman</text:p>
          </table:table-cell>
          <table:table-cell office:value-type="string" calcext:value-type="string">
            <text:p>Black Orc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 table:visibility="filter">
          <table:table-cell table:number-columns-repeated="2" office:value-type="string" calcext:value-type="string">
            <text:p>Black Orc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ined Troll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Black O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Black Or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Black Orc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part-time assistant coach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part-time assistant coaches</text:p>
          </table:table-cell>
          <table:table-cell office:value-type="string" calcext:value-type="string">
            <text:p>Black Or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Black Or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itter Stab-Stab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ashnak Blackhoof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eastman Runner Lineman</text:p>
          </table:table-cell>
          <table:table-cell office:value-type="string" calcext:value-type="string">
            <text:p>Chaos Chosen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osen Blocker</text:p>
          </table:table-cell>
          <table:table-cell office:value-type="string" calcext:value-type="string">
            <text:p>Chaos Chosen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Ogre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Troll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inotaur</text:p>
          </table:table-cell>
          <table:table-cell office:value-type="string" calcext:value-type="string">
            <text:p>Chaos Chose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Chaos Chose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Chaos Chose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Chaos Chos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Dwar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bgoblin Lineman</text:p>
          </table:table-cell>
          <table:table-cell office:value-type="string" calcext:value-type="string">
            <text:p>Chaos Dwarf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bgoblin Sneaky Stabba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Dwarf Blocker</text:p>
          </table:table-cell>
          <table:table-cell office:value-type="string" calcext:value-type="string">
            <text:p>Chaos Dwarf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os Dwarf Flamesmith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ull Centaur Blitzer</text:p>
          </table:table-cell>
          <table:table-cell office:value-type="string" calcext:value-type="string">
            <text:p>Chaos Dwarf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nslaved Minotaur</text:p>
          </table:table-cell>
          <table:table-cell office:value-type="string" calcext:value-type="string">
            <text:p>Chaos Dwarf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inotaur</text:p>
          </table:table-cell>
          <table:table-cell office:value-type="string" calcext:value-type="string">
            <text:p>Chaos Dwar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Chaos Dwarf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Chaos Dwarf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Chaos Dwar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Chaos Dwarf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Chaos Dwar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cyla Anfingrimm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ilerot Vomitflesh</text:p>
          </table:table-cell>
          <table:table-cell office:value-type="string" calcext:value-type="string">
            <text:p>Chaos Renega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Chaos Renegad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Human Lineman</text:p>
          </table:table-cell>
          <table:table-cell office:value-type="string" calcext:value-type="string">
            <text:p>Chaos Renegade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Human Thrower</text:p>
          </table:table-cell>
          <table:table-cell office:value-type="string" calcext:value-type="string">
            <text:p>Chaos Renegad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Goblin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Orc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Skaven</text:p>
          </table:table-cell>
          <table:table-cell office:value-type="string" calcext:value-type="string">
            <text:p>Chaos Renegad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Dark Elf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Troll</text:p>
          </table:table-cell>
          <table:table-cell office:value-type="string" calcext:value-type="string">
            <text:p>Chaos Renegad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Ogre</text:p>
          </table:table-cell>
          <table:table-cell office:value-type="string" calcext:value-type="string">
            <text:p>Chaos Renegad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Minotaur</text:p>
          </table:table-cell>
          <table:table-cell office:value-type="string" calcext:value-type="string">
            <text:p>Chaos Renegad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negade Rat Ogre</text:p>
          </table:table-cell>
          <table:table-cell office:value-type="string" calcext:value-type="string">
            <text:p>Chaos Renegade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Chaos Renegad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Chaos Renegad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part-time assistant coach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Chaos Renegad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ark Elf Lineman</text:p>
          </table:table-cell>
          <table:table-cell office:value-type="string" calcext:value-type="string">
            <text:p>Dark Elf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unner</text:p>
          </table:table-cell>
          <table:table-cell office:value-type="string" calcext:value-type="string">
            <text:p>Dark Elf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Dark Elf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assin</text:p>
          </table:table-cell>
          <table:table-cell office:value-type="string" calcext:value-type="string">
            <text:p>Dark Elf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itch Elf</text:p>
          </table:table-cell>
          <table:table-cell office:value-type="string" calcext:value-type="string">
            <text:p>Dark Elf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Dark Elf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Dark Elf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Dark Elf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Dark El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arla Von Kill</text:p>
          </table:table-cell>
          <table:table-cell office:value-type="string" calcext:value-type="string">
            <text:p>Dwarf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warf Blocker Lineman</text:p>
          </table:table-cell>
          <table:table-cell office:value-type="string" calcext:value-type="string">
            <text:p>Dwarf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unner</text:p>
          </table:table-cell>
          <table:table-cell office:value-type="string" calcext:value-type="string">
            <text:p>Dwarf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Dwarf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oll Slayer</text:p>
          </table:table-cell>
          <table:table-cell office:value-type="string" calcext:value-type="string">
            <text:p>Dwarf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eathroller</text:p>
          </table:table-cell>
          <table:table-cell office:value-type="string" calcext:value-type="string">
            <text:p>Dwarf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Dwar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Dwarf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Dwarf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Dwar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Dwar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Elven Un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Elven Unio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oxanna Darknail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ineman</text:p>
          </table:table-cell>
          <table:table-cell office:value-type="string" calcext:value-type="string">
            <text:p>Elven Unio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Elven Union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Elven Unio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Elven Unio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Eldril Sidewinder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Elven Unio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Elven Unio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Elven Un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omma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oom Diver</text:p>
          </table:table-cell>
          <table:table-cell office:value-type="string" calcext:value-type="string">
            <text:p>Gobl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ogoer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Crumbleberry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ak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The Black Gobbo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Gobli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oblin Lineman</text:p>
          </table:table-cell>
          <table:table-cell office:value-type="string" calcext:value-type="string">
            <text:p>Goblin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ooney</text:p>
          </table:table-cell>
          <table:table-cell office:value-type="string" calcext:value-type="string">
            <text:p>Gobli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anatic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'Ooligan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ined Troll</text:p>
          </table:table-cell>
          <table:table-cell office:value-type="string" calcext:value-type="string">
            <text:p>Gobli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Fungus the Loon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Gobli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Gobli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ercenary Merc Halfling Hopeful Lineman 1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m Ironjaw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arla Von Kil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umbelow Sheepskin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Hopeful Lineman</text:p>
          </table:table-cell>
          <table:table-cell office:value-type="string" calcext:value-type="string">
            <text:p>Halfling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Hefty</text:p>
          </table:table-cell>
          <table:table-cell office:value-type="string" calcext:value-type="string">
            <text:p>Halflin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Catcher</text:p>
          </table:table-cell>
          <table:table-cell office:value-type="string" calcext:value-type="string">
            <text:p>Halfl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ltern Forest Treeman</text:p>
          </table:table-cell>
          <table:table-cell office:value-type="string" calcext:value-type="string">
            <text:p>Halflin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odney Roachbait</text:p>
          </table:table-cell>
          <table:table-cell office:value-type="string" calcext:value-type="string">
            <text:p>Halflin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Halfl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Halflin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Halflin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ineman</text:p>
          </table:table-cell>
          <table:table-cell office:value-type="string" calcext:value-type="string">
            <text:p>High Elf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High Elf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High Elf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High Elf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High El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High Elf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High El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High Elf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High El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High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Rumbelow Sheepskin</text:p>
          </table:table-cell>
          <table:table-cell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rorg Snowpelt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uman Lineman</text:p>
          </table:table-cell>
          <table:table-cell office:value-type="string" calcext:value-type="string">
            <text:p>Human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Huma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Huma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Human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alfling Hopeful</text:p>
          </table:table-cell>
          <table:table-cell office:value-type="string" calcext:value-type="string">
            <text:p>Human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</text:p>
          </table:table-cell>
          <table:table-cell office:value-type="string" calcext:value-type="string">
            <text:p>Huma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Huma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Huma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Huma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Imperial Nobilit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Imperial Nobil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mperial Retainer Lineman</text:p>
          </table:table-cell>
          <table:table-cell office:value-type="string" calcext:value-type="string">
            <text:p>Imperial Nobilit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mperial Thrower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ble Blitzer</text:p>
          </table:table-cell>
          <table:table-cell office:value-type="string" calcext:value-type="string">
            <text:p>Imperial Nobility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odyguard</text:p>
          </table:table-cell>
          <table:table-cell office:value-type="string" calcext:value-type="string">
            <text:p>Imperial Nobility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</text:p>
          </table:table-cell>
          <table:table-cell office:value-type="string" calcext:value-type="string">
            <text:p>Imperial Nobility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Imperial Nobilit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Imperial Nobilit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Khorn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Khorn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odborn Marauder Lineman</text:p>
          </table:table-cell>
          <table:table-cell office:value-type="string" calcext:value-type="string">
            <text:p>Khorn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horngor</text:p>
          </table:table-cell>
          <table:table-cell office:value-type="string" calcext:value-type="string">
            <text:p>Khorn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odseeker</text:p>
          </table:table-cell>
          <table:table-cell office:value-type="string" calcext:value-type="string">
            <text:p>Khor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odspawn</text:p>
          </table:table-cell>
          <table:table-cell office:value-type="string" calcext:value-type="string">
            <text:p>Khorn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Khorn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Khorn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Lizardme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ink Runner Lineman</text:p>
          </table:table-cell>
          <table:table-cell office:value-type="string" calcext:value-type="string">
            <text:p>Lizardmen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ameleon Skink</text:p>
          </table:table-cell>
          <table:table-cell office:value-type="string" calcext:value-type="string">
            <text:p>Lizardmen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aurus Blocker</text:p>
          </table:table-cell>
          <table:table-cell office:value-type="string" calcext:value-type="string">
            <text:p>Lizardmen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roxigor</text:p>
          </table:table-cell>
          <table:table-cell office:value-type="string" calcext:value-type="string">
            <text:p>Lizardmen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Lizardmen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Lizardmen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Lizardm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Lizardme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Lizardm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Necromantic Horr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etchen Wächter 'The Blood Bowl Widow'</text:p>
          </table:table-cell>
          <table:table-cell office:value-type="string" calcext:value-type="string">
            <text:p>Necromantic Horro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ombie Lineman</text:p>
          </table:table-cell>
          <table:table-cell office:value-type="string" calcext:value-type="string">
            <text:p>Necromantic Horro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houl Runner</text:p>
          </table:table-cell>
          <table:table-cell office:value-type="string" calcext:value-type="string">
            <text:p>Necromantic Horror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erewolf</text:p>
          </table:table-cell>
          <table:table-cell office:value-type="string" calcext:value-type="string">
            <text:p>Necromantic Horror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raith</text:p>
          </table:table-cell>
          <table:table-cell office:value-type="string" calcext:value-type="string">
            <text:p>Necromantic Horror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lesh Golem</text:p>
          </table:table-cell>
          <table:table-cell office:value-type="string" calcext:value-type="string">
            <text:p>Necromantic Horror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ecromantic Horror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ecromantic Horror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ecromantic Horror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Lineman</text:p>
          </table:table-cell>
          <table:table-cell office:value-type="string" calcext:value-type="string">
            <text:p>Nor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Raider Lineman</text:p>
          </table:table-cell>
          <table:table-cell office:value-type="string" calcext:value-type="string">
            <text:p>Norse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eer Boar</text:p>
          </table:table-cell>
          <table:table-cell office:value-type="string" calcext:value-type="string">
            <text:p>Nors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Thrower</text:p>
          </table:table-cell>
          <table:table-cell office:value-type="string" calcext:value-type="string">
            <text:p>Nor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Catcher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Berserker</text:p>
          </table:table-cell>
          <table:table-cell office:value-type="string" calcext:value-type="string">
            <text:p>Nors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lfwerener</text:p>
          </table:table-cell>
          <table:table-cell office:value-type="string" calcext:value-type="string">
            <text:p>Norse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alkyrie</text:p>
          </table:table-cell>
          <table:table-cell office:value-type="string" calcext:value-type="string">
            <text:p>Norse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Yhetee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ors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Nors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rorg Snowpel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Zolcath the Zoa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Nors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ors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Lineman</text:p>
          </table:table-cell>
          <table:table-cell office:value-type="string" calcext:value-type="string">
            <text:p>Norse Eurobowl 202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Thrower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Catcher</text:p>
          </table:table-cell>
          <table:table-cell office:value-type="string" calcext:value-type="string">
            <text:p>Norse Eurobowl 20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orse Bezerker</text:p>
          </table:table-cell>
          <table:table-cell office:value-type="string" calcext:value-type="string">
            <text:p>Norse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lfwerener</text:p>
          </table:table-cell>
          <table:table-cell office:value-type="string" calcext:value-type="string">
            <text:p>Norse Eurobowl 20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Yhettee</text:p>
          </table:table-cell>
          <table:table-cell office:value-type="string" calcext:value-type="string">
            <text:p>Norse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orse Eurobowl 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Nurgl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Nurg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otter Lineman</text:p>
          </table:table-cell>
          <table:table-cell office:value-type="string" calcext:value-type="string">
            <text:p>Nurg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estigor</text:p>
          </table:table-cell>
          <table:table-cell office:value-type="string" calcext:value-type="string">
            <text:p>Nurgl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oater</text:p>
          </table:table-cell>
          <table:table-cell office:value-type="string" calcext:value-type="string">
            <text:p>Nurgle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otspawn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Nurgl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Nurgl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 player H'Thark the Unstoppable</text:p>
          </table:table-cell>
          <table:table-cell office:value-type="string" calcext:value-type="string">
            <text:p>Ogr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noblar Lineman</text:p>
          </table:table-cell>
          <table:table-cell office:value-type="string" calcext:value-type="string">
            <text:p>Og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 Blocker</text:p>
          </table:table-cell>
          <table:table-cell office:value-type="string" calcext:value-type="string">
            <text:p>Ogr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 Runt Punter</text:p>
          </table:table-cell>
          <table:table-cell office:value-type="string" calcext:value-type="string">
            <text:p>Og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Old World Allian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Old World Allianc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gre</text:p>
          </table:table-cell>
          <table:table-cell office:value-type="string" calcext:value-type="string">
            <text:p>Old World Allianc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Runn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Ivar Eriksson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Skrorg Snowpelt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Lineman</text:p>
          </table:table-cell>
          <table:table-cell office:value-type="string" calcext:value-type="string">
            <text:p>Old World Allianc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Throw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Catcher</text:p>
          </table:table-cell>
          <table:table-cell office:value-type="string" calcext:value-type="string">
            <text:p>Old World Allianc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uman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Blocker</text:p>
          </table:table-cell>
          <table:table-cell office:value-type="string" calcext:value-type="string">
            <text:p>Old World Alliance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Dwarf Troll Slayer</text:p>
          </table:table-cell>
          <table:table-cell office:value-type="string" calcext:value-type="string">
            <text:p>Old World Allianc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ld World Halfling Hopeful</text:p>
          </table:table-cell>
          <table:table-cell office:value-type="string" calcext:value-type="string">
            <text:p>Old World Allianc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ltern Forest Treeman</text:p>
          </table:table-cell>
          <table:table-cell office:value-type="string" calcext:value-type="string">
            <text:p>Old World Alliance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iff Oberwald</text:p>
          </table:table-cell>
          <table:table-cell office:value-type="string" calcext:value-type="string">
            <text:p>Old World Allianc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Old World Allianc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Orc Lineman</text:p>
          </table:table-cell>
          <table:table-cell office:value-type="string" calcext:value-type="string">
            <text:p>Or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Or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ig Un Block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oblin</text:p>
          </table:table-cell>
          <table:table-cell office:value-type="string" calcext:value-type="string">
            <text:p>Orc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trained Troll</text:p>
          </table:table-cell>
          <table:table-cell office:value-type="string" calcext:value-type="string">
            <text:p>Or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Orc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Orc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Orc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Orc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Orc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eleton Lineman</text:p>
          </table:table-cell>
          <table:table-cell office:value-type="string" calcext:value-type="string">
            <text:p>Shambling Undead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ombie Lineman</text:p>
          </table:table-cell>
          <table:table-cell office:value-type="string" calcext:value-type="string">
            <text:p>Shambling Undead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houl Runner</text:p>
          </table:table-cell>
          <table:table-cell office:value-type="string" calcext:value-type="string">
            <text:p>Shambling Undead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ight Blitzer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ummy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hambling Undea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hambling Undead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Shambling Undead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kave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kav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Clanrat Lineman</text:p>
          </table:table-cell>
          <table:table-cell office:value-type="string" calcext:value-type="string">
            <text:p>Skaven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utter Runner</text:p>
          </table:table-cell>
          <table:table-cell office:value-type="string" calcext:value-type="string">
            <text:p>Skaven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Skaven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at Ogre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kaven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Skav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Skaven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kaven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Skave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ineman</text:p>
          </table:table-cell>
          <table:table-cell office:value-type="string" calcext:value-type="string">
            <text:p>Slan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Slan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litzer</text:p>
          </table:table-cell>
          <table:table-cell office:value-type="string" calcext:value-type="string">
            <text:p>Slan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roxigor</text:p>
          </table:table-cell>
          <table:table-cell office:value-type="string" calcext:value-type="string">
            <text:p>Slan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lan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Sla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lan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Riotous rooki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4 bribes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un-hoppa</text:p>
          </table:table-cell>
          <table:table-cell office:value-type="string" calcext:value-type="string">
            <text:p>Snotli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ump Wagon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ilty Runna</text:p>
          </table:table-cell>
          <table:table-cell office:value-type="string" calcext:value-type="string">
            <text:p>Snotl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notling Lineman</text:p>
          </table:table-cell>
          <table:table-cell office:value-type="string" calcext:value-type="string">
            <text:p>Snotling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Fungus Flinga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ined Troll</text:p>
          </table:table-cell>
          <table:table-cell office:value-type="string" calcext:value-type="string">
            <text:p>Snotli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Crumbleberr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ak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Wilhelm Chane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eleton Lineman</text:p>
          </table:table-cell>
          <table:table-cell office:value-type="string" calcext:value-type="string">
            <text:p>Tomb Kings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nointed Thrower</text:p>
          </table:table-cell>
          <table:table-cell office:value-type="string" calcext:value-type="string">
            <text:p>Tomb King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nointed Blitzer</text:p>
          </table:table-cell>
          <table:table-cell office:value-type="string" calcext:value-type="string">
            <text:p>Tomb King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omb Guardian</text:p>
          </table:table-cell>
          <table:table-cell office:value-type="string" calcext:value-type="string">
            <text:p>Tomb Kings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Tomb Kings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Tomb Kings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Tomb King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Tomb King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babe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derworld Goblin Lineman</text:p>
          </table:table-cell>
          <table:table-cell office:value-type="string" calcext:value-type="string">
            <text:p>Underworld Denizens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derworld Snotlings</text:p>
          </table:table-cell>
          <table:table-cell office:value-type="string" calcext:value-type="string">
            <text:p>Underworld Denizens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Clanrat</text:p>
          </table:table-cell>
          <table:table-cell office:value-type="string" calcext:value-type="string">
            <text:p>Underworld Denizens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Throw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utter Runn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kaven Blitz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Underworld Troll</text:p>
          </table:table-cell>
          <table:table-cell office:value-type="string" calcext:value-type="string">
            <text:p>Underworld Denizen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utant Rat Ogre</text:p>
          </table:table-cell>
          <table:table-cell office:value-type="string" calcext:value-type="string">
            <text:p>Underworld Denizen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Underworld Denizens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lart Smashrip</text:p>
          </table:table-cell>
          <table:table-cell office:value-type="string" calcext:value-type="string">
            <text:p>Underworld Denizen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Kreek Rustgouger</text:p>
          </table:table-cell>
          <table:table-cell office:value-type="string" calcext:value-type="string">
            <text:p>Underworld Denizen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Underworld Denizen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Underworld Denizens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Underworld Denizen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loodweiser kegs</text:p>
          </table:table-cell>
          <table:table-cell office:value-type="string" calcext:value-type="string">
            <text:p>Underworld Denizen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Underworld Denize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halfling master chef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Underworld Denizen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Underworld Denizen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iased referee</text:p>
          </table:table-cell>
          <table:table-cell office:value-type="string" calcext:value-type="string">
            <text:p>Underworld Denizen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3 bribes</text:p>
          </table:table-cell>
          <table:table-cell office:value-type="string" calcext:value-type="string">
            <text:p>Underworld Denizens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Vampir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all Lineman</text:p>
          </table:table-cell>
          <table:table-cell office:value-type="string" calcext:value-type="string">
            <text:p>Vampir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Vampire Blitzer</text:p>
          </table:table-cell>
          <table:table-cell office:value-type="string" calcext:value-type="string">
            <text:p>Vampire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Vampir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Wilhelm Chane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ood Elf Lineman</text:p>
          </table:table-cell>
          <table:table-cell office:value-type="string" calcext:value-type="string">
            <text:p>Wood Elf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tcher</text:p>
          </table:table-cell>
          <table:table-cell office:value-type="string" calcext:value-type="string">
            <text:p>Wood Elf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rower</text:p>
          </table:table-cell>
          <table:table-cell office:value-type="string" calcext:value-type="string">
            <text:p>Wood Elf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ardancer</text:p>
          </table:table-cell>
          <table:table-cell office:value-type="string" calcext:value-type="string">
            <text:p>Wood Elf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Loren Forest Treeman</text:p>
          </table:table-cell>
          <table:table-cell office:value-type="string" calcext:value-type="string">
            <text:p>Wood Elf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Wood Elf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Wood El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Wood Elf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Amazo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Amazo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loodweiser keg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agle Warrior Linewoman</text:p>
          </table:table-cell>
          <table:table-cell office:value-type="string" calcext:value-type="string">
            <text:p>Amazon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Jaguar Warrior Blocker</text:p>
          </table:table-cell>
          <table:table-cell office:value-type="string" calcext:value-type="string">
            <text:p>Amazon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iranha Warrior Blitzer</text:p>
          </table:table-cell>
          <table:table-cell office:value-type="string" calcext:value-type="string">
            <text:p>Amazon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ython Warrior Thrower</text:p>
          </table:table-cell>
          <table:table-cell office:value-type="string" calcext:value-type="string">
            <text:p>Amazo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Amazo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Zolcath the Zoa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Akhorne the Squirrel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Amazon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ribes</text:p>
          </table:table-cell>
          <table:table-cell office:value-type="string" calcext:value-type="string">
            <text:p>Amazon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Amazon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Amazon Eurobowl 2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agle Warrior Thrower</text:p>
          </table:table-cell>
          <table:table-cell office:value-type="string" calcext:value-type="string">
            <text:p>Amazon Eurobowl 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oka Kalim Blitzer</text:p>
          </table:table-cell>
          <table:table-cell office:value-type="string" calcext:value-type="string">
            <text:p>Amazon Eurobowl 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ibal Linewoman</text:p>
          </table:table-cell>
          <table:table-cell office:value-type="string" calcext:value-type="string">
            <text:p>Amazon Eurobowl 202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1 bribe</text:p>
          </table:table-cell>
          <table:table-cell office:value-type="string" calcext:value-type="string">
            <text:p>Amazon Team of Legen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2 bloodweiser babes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pothecary</text:p>
          </table:table-cell>
          <table:table-cell office:value-type="string" calcext:value-type="string">
            <text:p>Amazon Team of Legend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ssistantCoaches</text:p>
          </table:table-cell>
          <table:table-cell office:value-type="string" calcext:value-type="string">
            <text:p>Amazon Team of Lege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heerleaders</text:p>
          </table:table-cell>
          <table:table-cell office:value-type="string" calcext:value-type="string">
            <text:p>Amazon Team of Legen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agle Warrior Linewoman</text:p>
          </table:table-cell>
          <table:table-cell office:value-type="string" calcext:value-type="string">
            <text:p>Amazon Team of Legend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Koka Kalim Blitzer</text:p>
          </table:table-cell>
          <table:table-cell office:value-type="string" calcext:value-type="string">
            <text:p>Amazon Team of Legend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Team of Legen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ython Warrior Thrower</text:p>
          </table:table-cell>
          <table:table-cell office:value-type="string" calcext:value-type="string">
            <text:p>Amazon Team of Legen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erolls</text:p>
          </table:table-cell>
          <table:table-cell office:value-type="string" calcext:value-type="string">
            <text:p>Amazon Team of Legend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Grombrindal</text:p>
          </table:table-cell>
          <table:table-cell office:value-type="string" calcext:value-type="string">
            <text:p>Amazon Team of Lege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ighty Zug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Morg 'n' Thorg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tar player Zolcath the Zoat</text:p>
          </table:table-cell>
          <table:table-cell office:value-type="string" calcext:value-type="string">
            <text:p>Amazon Team of Legen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he White Dwarf</text:p>
          </table:table-cell>
          <table:table-cell office:value-type="string" calcext:value-type="string">
            <text:p>Amazon Team of Legen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1:Sheet1.E458" table:display-filter-buttons="true">
          <table:filter>
            <table:filter-and>
              <table:filter-condition table:field-number="0" table:value="Star player H'Thark the Unstoppable" table:operator="=">
                <table:filter-set-item table:value="Star player H'Thark the Unstoppable"/>
                <table:filter-set-item table:value="Star player H’Thark the Unstoppable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23:37:00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TJL</meta:initial-creator>
    <meta:creation-date>2016-08-18T13:39:56Z</meta:creation-date>
    <dc:date>2025-01-11T23:40:11.055000000</dc:date>
    <meta:editing-duration>PT2H6M16S</meta:editing-duration>
    <meta:editing-cycles>23</meta:editing-cycles>
    <meta:document-statistic meta:table-count="1" meta:cell-count="2246" meta:object-count="0"/>
  </office:meta>
</office:document-meta>
</file>